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9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0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2" style:family="table-cell" style:parent-style-name="Default" style:data-style-name="N109"/>
    <style:style style:name="ce1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blocks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table:formula="of:=[L_0.$B$19]" office:value-type="string" office:string-value="{0x13,{0x80,0x80,0x80,0xC0,0x0,0x0,0x0,0x0}},">
            <text:p>{0x13,{0x80,0x80,0x80,0xC0,0x0,0x0,0x0,0x0}},</text:p>
          </table:table-cell>
        </table:table-row>
        <table:table-row table:style-name="ro1">
          <table:table-cell/>
          <table:table-cell table:formula="of:=[L_1.$B$19]" office:value-type="string" office:string-value="{0x31,{0x10,0xF0,0x0,0x0,0x0,0x0,0x0,0x0}},">
            <text:p>{0x31,{0x10,0xF0,0x0,0x0,0x0,0x0,0x0,0x0}},</text:p>
          </table:table-cell>
        </table:table-row>
        <table:table-row table:style-name="ro1">
          <table:table-cell/>
          <table:table-cell table:formula="of:=[L_2.$B$19]" office:value-type="string" office:string-value="{0x13,{0xC0,0x40,0x40,0x40,0x0,0x0,0x0,0x0}},">
            <text:p>{0x13,{0xC0,0x40,0x40,0x40,0x0,0x0,0x0,0x0}},</text:p>
          </table:table-cell>
        </table:table-row>
        <table:table-row table:style-name="ro1">
          <table:table-cell/>
          <table:table-cell table:formula="of:=[L_3.$B$19]" office:value-type="string" office:string-value="{0x31,{0xF0,0x80,0x0,0x0,0x0,0x0,0x0,0x0}},">
            <text:p>{0x31,{0xF0,0x80,0x0,0x0,0x0,0x0,0x0,0x0}},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table:formula="of:=[Z_0.$B$19]" office:value-type="string" office:string-value="{0x12,{0x40,0xC0,0x80,0x0,0x0,0x0,0x0,0x0}},">
            <text:p>{0x12,{0x40,0xC0,0x80,0x0,0x0,0x0,0x0,0x0}},</text:p>
          </table:table-cell>
        </table:table-row>
        <table:table-row table:style-name="ro1">
          <table:table-cell/>
          <table:table-cell table:formula="of:=[Z_1.$B$19]" office:value-type="string" office:string-value="{0x21,{0xC0,0x60,0x0,0x0,0x0,0x0,0x0,0x0}},">
            <text:p>{0x21,{0xC0,0x60,0x0,0x0,0x0,0x0,0x0,0x0}},</text:p>
          </table:table-cell>
        </table:table-row>
        <table:table-row table:style-name="ro1">
          <table:table-cell/>
          <table:table-cell table:formula="of:=[Z_2.$B$19]" office:value-type="string" office:string-value="{0x12,{0x40,0xC0,0x80,0x0,0x0,0x0,0x0,0x0}},">
            <text:p>{0x12,{0x40,0xC0,0x80,0x0,0x0,0x0,0x0,0x0}},</text:p>
          </table:table-cell>
        </table:table-row>
        <table:table-row table:style-name="ro1">
          <table:table-cell/>
          <table:table-cell table:formula="of:=[Z_3.$B$19]" office:value-type="string" office:string-value="{0x21,{0xC0,0x60,0x0,0x0,0x0,0x0,0x0,0x0}},">
            <text:p>{0x21,{0xC0,0x60,0x0,0x0,0x0,0x0,0x0,0x0}},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table:formula="of:=[I_0.$B$19]" office:value-type="string" office:string-value="{0x3,{0x80,0x80,0x80,0x80,0x0,0x0,0x0,0x0}},">
            <text:p>{0x3,{0x80,0x80,0x80,0x80,0x0,0x0,0x0,0x0}},</text:p>
          </table:table-cell>
        </table:table-row>
        <table:table-row table:style-name="ro1">
          <table:table-cell/>
          <table:table-cell table:formula="of:=[I_1.$B$19]" office:value-type="string" office:string-value="{0x30,{0xF0,0x0,0x0,0x0,0x0,0x0,0x0,0x0}},">
            <text:p>{0x30,{0xF0,0x0,0x0,0x0,0x0,0x0,0x0,0x0}},</text:p>
          </table:table-cell>
        </table:table-row>
        <table:table-row table:style-name="ro1">
          <table:table-cell/>
          <table:table-cell table:formula="of:=[I_2.$B$19]" office:value-type="string" office:string-value="{0x3,{0x80,0x80,0x80,0x80,0x0,0x0,0x0,0x0}},">
            <text:p>{0x3,{0x80,0x80,0x80,0x80,0x0,0x0,0x0,0x0}},</text:p>
          </table:table-cell>
        </table:table-row>
        <table:table-row table:style-name="ro1">
          <table:table-cell/>
          <table:table-cell table:formula="of:=[I_3.$B$19]" office:value-type="string" office:string-value="{0x30,{0xF0,0x0,0x0,0x0,0x0,0x0,0x0,0x0}},">
            <text:p>{0x30,{0xF0,0x0,0x0,0x0,0x0,0x0,0x0,0x0}},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table:formula="of:=[S_0.$B$19]" office:value-type="string" office:string-value="{0x11,{0xC0,0xC0,0x0,0x0,0x0,0x0,0x0,0x0}},">
            <text:p>{0x11,{0xC0,0xC0,0x0,0x0,0x0,0x0,0x0,0x0}},</text:p>
          </table:table-cell>
        </table:table-row>
        <table:table-row table:style-name="ro1">
          <table:table-cell/>
          <table:table-cell table:formula="of:=[S_0.$B$19]" office:value-type="string" office:string-value="{0x11,{0xC0,0xC0,0x0,0x0,0x0,0x0,0x0,0x0}},">
            <text:p>{0x11,{0xC0,0xC0,0x0,0x0,0x0,0x0,0x0,0x0}},</text:p>
          </table:table-cell>
        </table:table-row>
        <table:table-row table:style-name="ro1">
          <table:table-cell/>
          <table:table-cell table:formula="of:=[S_0.$B$19]" office:value-type="string" office:string-value="{0x11,{0xC0,0xC0,0x0,0x0,0x0,0x0,0x0,0x0}},">
            <text:p>{0x11,{0xC0,0xC0,0x0,0x0,0x0,0x0,0x0,0x0}},</text:p>
          </table:table-cell>
        </table:table-row>
        <table:table-row table:style-name="ro1">
          <table:table-cell/>
          <table:table-cell table:formula="of:=[S_0.$B$19]" office:value-type="string" office:string-value="{0x11,{0xC0,0xC0,0x0,0x0,0x0,0x0,0x0,0x0}},">
            <text:p>{0x11,{0xC0,0xC0,0x0,0x0,0x0,0x0,0x0,0x0}},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table:formula="of:=[T_0.$B$19]" office:value-type="string" office:string-value="{0x21,{0xE0,0x40,0x0,0x0,0x0,0x0,0x0,0x0}},">
            <text:p>{0x21,{0xE0,0x40,0x0,0x0,0x0,0x0,0x0,0x0}},</text:p>
          </table:table-cell>
        </table:table-row>
        <table:table-row table:style-name="ro1">
          <table:table-cell/>
          <table:table-cell table:formula="of:=[T_1.$B$19]" office:value-type="string" office:string-value="{0x12,{0x80,0xC0,0x80,0x0,0x0,0x0,0x0,0x0}},">
            <text:p>{0x12,{0x80,0xC0,0x80,0x0,0x0,0x0,0x0,0x0}},</text:p>
          </table:table-cell>
        </table:table-row>
        <table:table-row table:style-name="ro1">
          <table:table-cell/>
          <table:table-cell table:formula="of:=[T_2.$B$19]" office:value-type="string" office:string-value="{0x21,{0x40,0xE0,0x0,0x0,0x0,0x0,0x0,0x0}},">
            <text:p>{0x21,{0x40,0xE0,0x0,0x0,0x0,0x0,0x0,0x0}},</text:p>
          </table:table-cell>
        </table:table-row>
        <table:table-row table:style-name="ro1">
          <table:table-cell/>
          <table:table-cell table:formula="of:=[T_3.$B$19]" office:value-type="string" office:string-value="{0x12,{0x40,0xC0,0x40,0x0,0x0,0x0,0x0,0x0}},">
            <text:p>{0x12,{0x40,0xC0,0x40,0x0,0x0,0x0,0x0,0x0}},</text:p>
          </table:table-cell>
        </table:table-row>
      </table:table>
      <table:table table:name="Templat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0,0x0,0x0,0x0,0x0}},">
            <text:p>{0x47,{0x0,0x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3">
            <text:p>13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3,{0x80,0x80,0x80,0xC0,0x0,0x0,0x0,0x0}},">
            <text:p>{0x13,{0x80,0x80,0x80,0xC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1">
            <text:p>31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F0">
            <text:p>F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1,{0x10,0xF0,0x0,0x0,0x0,0x0,0x0,0x0}},">
            <text:p>{0x31,{0x10,0xF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3">
            <text:p>13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3,{0xC0,0x40,0x40,0x40,0x0,0x0,0x0,0x0}},">
            <text:p>{0x13,{0xC0,0x40,0x40,0x4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1">
            <text:p>31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1,{0xF0,0x80,0x0,0x0,0x0,0x0,0x0,0x0}},">
            <text:p>{0x31,{0xF0,0x8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40,0xC0,0x80,0x0,0x0,0x0,0x0,0x0}},">
            <text:p>{0x12,{0x40,0xC0,0x8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C0,0x60,0x0,0x0,0x0,0x0,0x0,0x0}},">
            <text:p>{0x21,{0xC0,0x6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40,0xC0,0x80,0x0,0x0,0x0,0x0,0x0}},">
            <text:p>{0x12,{0x40,0xC0,0x8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C0,0x60,0x0,0x0,0x0,0x0,0x0,0x0}},">
            <text:p>{0x21,{0xC0,0x6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I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">
            <text:p>3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,{0x80,0x80,0x80,0x80,0x0,0x0,0x0,0x0}},">
            <text:p>{0x3,{0x80,0x80,0x80,0x8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I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0">
            <text:p>30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0,{0xF0,0x0,0x0,0x0,0x0,0x0,0x0,0x0}},">
            <text:p>{0x30,{0xF0,0x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I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">
            <text:p>3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,{0x80,0x80,0x80,0x80,0x0,0x0,0x0,0x0}},">
            <text:p>{0x3,{0x80,0x80,0x80,0x8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I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0">
            <text:p>30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0,{0xF0,0x0,0x0,0x0,0x0,0x0,0x0,0x0}},">
            <text:p>{0x30,{0xF0,0x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S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1">
            <text:p>11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1,{0xC0,0xC0,0x0,0x0,0x0,0x0,0x0,0x0}},">
            <text:p>{0x11,{0xC0,0xC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T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2" table:style-name="ce6" office:value-type="string">
            <text:p>X</text:p>
          </table:table-cell>
          <table:table-cell table:number-columns-repeated="4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E0,0x40,0x0,0x0,0x0,0x0,0x0,0x0}},">
            <text:p>{0x21,{0xE0,0x4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T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80,0xC0,0x80,0x0,0x0,0x0,0x0,0x0}},">
            <text:p>{0x12,{0x80,0xC0,0x8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T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E0">
            <text:p>E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E0">
            <text:p>E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40,0xE0,0x0,0x0,0x0,0x0,0x0,0x0}},">
            <text:p>{0x21,{0x40,0xE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T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40,0xC0,0x40,0x0,0x0,0x0,0x0,0x0}},">
            <text:p>{0x12,{0x40,0xC0,0x4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1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.02.2025</text:date>, <text:time>10:1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Struberg</meta:initial-creator>
    <meta:creation-date>2025-01-20T19:59:00</meta:creation-date>
    <dc:date>2025-02-09T10:15:50</dc:date>
    <dc:creator>Mark Struberg</dc:creator>
    <meta:editing-duration>P2DT20H49M52S</meta:editing-duration>
    <meta:editing-cycles>6</meta:editing-cycles>
    <meta:generator>OpenOffice/4.1.13$Unix OpenOffice.org_project/4113m1$Build-9810</meta:generator>
    <meta:document-statistic meta:table-count="19" meta:cell-count="1933" meta:object-count="0"/>
  </office:meta>
</office:document-meta>
</file>